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80000044E05156E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.263cm" fo:min-width="5.76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.263cm" fo:min-width="5.766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.263cm" fo:min-width="5.766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79cm" svg:stroke-color="#000000" draw:marker-start="" draw:marker-start-width="0.237cm" draw:marker-start-center="false" draw:marker-end="Linienspitzen_20_11" draw:marker-end-width="0.237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0" style:family="graphic" style:parent-style-name="standard">
      <style:graphic-properties draw:stroke="solid" svg:stroke-width="0.079cm" svg:stroke-color="#000000" draw:marker-start="" draw:marker-start-width="0.237cm" draw:marker-start-center="false" draw:marker-end="Linienspitzen_20_12" draw:marker-end-width="0.237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1" style:family="graphic" style:parent-style-name="standard">
      <style:graphic-properties draw:stroke="solid" svg:stroke-width="0.079cm" svg:stroke-color="#000000" draw:marker-start="" draw:marker-start-width="0.237cm" draw:marker-start-center="false" draw:marker-end="Linienspitzen_20_13" draw:marker-end-width="0.237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2" style:family="graphic" style:parent-style-name="standard">
      <style:graphic-properties draw:stroke="solid" svg:stroke-width="0.079cm" svg:stroke-color="#000000" draw:marker-start="" draw:marker-start-width="0.237cm" draw:marker-start-center="false" draw:marker-end="Linienspitzen_20_14" draw:marker-end-width="0.237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3" style:family="graphic" style:parent-style-name="standard">
      <style:graphic-properties draw:stroke="solid" svg:stroke-width="0.079cm" svg:stroke-color="#000000" draw:marker-start="" draw:marker-start-width="0.237cm" draw:marker-start-center="false" draw:marker-end="Linienspitzen_20_15" draw:marker-end-width="0.237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4" style:family="graphic" style:parent-style-name="standard">
      <style:graphic-properties draw:stroke="solid" svg:stroke-width="0.079cm" svg:stroke-color="#000000" draw:marker-start="" draw:marker-start-width="0.237cm" draw:marker-start-center="false" draw:marker-end="Linienspitzen_20_16" draw:marker-end-width="0.237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gr1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518cm" fo:min-width="4.968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73cm" fo:min-width="4.75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73cm" fo:min-width="4.753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2.263cm" fo:min-width="5.037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73cm" fo:min-width="4.753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73cm" fo:min-width="4.753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2.263cm" fo:min-width="5.03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518cm" fo:min-width="4.968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2.263cm" fo:min-width="5.766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73cm" fo:min-width="2.555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773cm" fo:min-width="2.555cm" fo:padding-top="0.13cm" fo:padding-bottom="0.13cm" fo:padding-left="0.25cm" fo:padding-right="0.25cm" fo:wrap-option="no-wrap" draw:shadow-color="#808080"/>
    </style:style>
    <style:style style:name="pr1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2.5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3.1999998092651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font-size="26.5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 style:writing-mode="lr-tb" style:font-independent-line-spacing="true"/>
      <style:text-properties fo:font-size="26.5pt"/>
    </style:style>
    <style:style style:name="T1" style:family="text">
      <style:text-properties fo:font-size="36pt" fo:language="he" fo:country="IL" style:font-size-asian="36pt" style:language-asian="he" style:country-asian="IL" style:font-size-complex="36pt"/>
    </style:style>
    <style:style style:name="T2" style:family="text">
      <style:text-properties fo:color="#993300" fo:font-size="16pt" fo:language="he" fo:country="IL" style:font-size-asian="16pt" style:language-asian="he" style:country-asian="IL" style:font-size-complex="16pt"/>
    </style:style>
    <style:style style:name="T3" style:family="text">
      <style:text-properties fo:color="#cc0099" fo:font-size="16pt" fo:language="he" fo:country="IL" style:font-size-asian="16pt" style:language-asian="he" style:country-asian="IL" style:font-size-complex="16pt"/>
    </style:style>
    <style:style style:name="T4" style:family="text">
      <style:text-properties fo:color="#009900" fo:font-size="16pt" fo:language="he" fo:country="IL" style:font-size-asian="16pt" style:language-asian="he" style:country-asian="IL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rdt3.0 sender" draw:style-name="dp1" draw:master-page-name="Standard" presentation:presentation-page-layout-name="AL1T19">
        <draw:frame presentation:style-name="pr1" draw:text-style-name="P2" draw:layer="layout" svg:width="23.8cm" svg:height="3.5cm" svg:x="1.633cm" svg:y="0.698cm" presentation:class="title" presentation:user-transformed="true">
          <draw:text-box>
            <text:list text:style-name="L1">
              <text:list-header>
                <text:p text:style-name="P1"><text:span text:style-name="T1">FileSender</text:span></text:p>
              </text:list-header>
            </text:list>
          </draw:text-box>
        </draw:frame>
        <draw:frame draw:style-name="gr1" draw:text-style-name="P3" draw:layer="layout" svg:width="18.783cm" svg:height="16.071cm" svg:x="5.512cm" svg:y="3.062cm">
          <draw:image xlink:href="Pictures/10000000000005080000044E05156E19.png" xlink:type="simple" xlink:show="embed" xlink:actuate="onLoad">
            <text:p/>
          </draw:image>
        </draw:frame>
        <presentation:notes draw:style-name="dp2">
          <draw:page-thumbnail draw:style-name="gr2" draw:layer="layout" svg:width="14.393cm" svg:height="10.478cm" svg:x="3.598cm" svg:y="2.094cm" draw:page-number="1" presentation:class="page"/>
          <draw:frame presentation:style-name="pr2" draw:text-style-name="P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text-style-name="P2" draw:layer="layout" svg:width="23.8cm" svg:height="3.5cm" svg:x="1.633cm" svg:y="0.698cm" presentation:class="title" presentation:user-transformed="true">
          <draw:text-box>
            <text:list text:style-name="L1">
              <text:list-header>
                <text:p text:style-name="P1"><text:span text:style-name="T1">FileSender</text:span></text:p>
              </text:list-header>
            </text:list>
          </draw:text-box>
        </draw:frame>
        <draw:custom-shape draw:style-name="gr3" draw:text-style-name="P5" draw:layer="layout" svg:width="3.8cm" svg:height="3.8cm" svg:x="7.5cm" svg:y="5.6cm">
          <text:p text:style-name="P5">Auf Aufruf</text:p>
          <text:p text:style-name="P5">mit 0</text:p>
          <text:p text:style-name="P5">war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8cm" svg:height="3.8cm" svg:x="15.3cm" svg:y="5.6cm">
          <text:p text:style-name="P5">Auf ACK 0 </text:p>
          <text:p text:style-name="P5">war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8cm" svg:height="3.8cm" svg:x="7.501cm" svg:y="11.901cm">
          <text:p text:style-name="P5">Auf ACK 1</text:p>
          <text:p text:style-name="P5">war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8cm" svg:height="3.8cm" svg:x="15.301cm" svg:y="11.901cm">
          <text:p text:style-name="P5">Auf Aufruf</text:p>
          <text:p text:style-name="P5">Mit 1</text:p>
          <text:p text:style-name="P5">war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393cm" svg:height="10.478cm" svg:x="3.598cm" svg:y="2.094cm" draw:page-number="2" presentation:class="page"/>
          <draw:frame presentation:style-name="pr2" draw:text-style-name="P4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rdt 3.0  receiver" draw:style-name="dp1" draw:master-page-name="Standard" presentation:presentation-page-layout-name="AL1T19">
        <draw:custom-shape draw:style-name="gr4" draw:text-style-name="P6" draw:layer="layout" svg:width="6.266cm" svg:height="2.523cm" svg:x="1.034cm" svg:y="11.516cm">
          <text:list text:style-name="L2">
            <text:list-header>
              <text:p text:style-name="P1"><text:span text:style-name="T2">rdt_rcv(rcvpkt)</text:span></text:p>
              <text:p text:style-name="P1"><text:span text:style-name="T2">&amp;&amp; notcorrupt(rcvpkt)</text:span></text:p>
              <text:p text:style-name="P1"><text:span text:style-name="T2">&amp;&amp; has_seq1(rcvpk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6.266cm" svg:height="2.523cm" svg:x="10.693cm" svg:y="13.042cm">
          <text:list text:style-name="L2">
            <text:list-header>
              <text:p text:style-name="P1"><text:span text:style-name="T2">rdt_rcv(rcvpkt)</text:span></text:p>
              <text:p text:style-name="P1"><text:span text:style-name="T2">&amp;&amp; notcorrupt(rcvpkt)</text:span></text:p>
              <text:p text:style-name="P1"><text:span text:style-name="T2">&amp;&amp; has_seq1(rcvpk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6.266cm" svg:height="2.523cm" svg:x="9.853cm" svg:y="3.85cm">
          <text:list text:style-name="L2">
            <text:list-header>
              <text:p text:style-name="P1"><text:span text:style-name="T2">rdt_rcv(rcvpkt)</text:span></text:p>
              <text:p text:style-name="P1"><text:span text:style-name="T2">&amp;&amp; notcorrupt(rcvpkt)</text:span></text:p>
              <text:p text:style-name="P1"><text:span text:style-name="T2">&amp;&amp; has_seq0(rcvpk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5.492cm" svg:height="3.5cm" svg:x="1.282cm" svg:y="0.698cm" presentation:class="title" presentation:user-transformed="true">
          <draw:text-box>
            <text:list text:style-name="L1">
              <text:list-header>
                <text:p text:style-name="P1"><text:span text:style-name="T1">FileReceiver</text:span></text:p>
              </text:list-header>
            </text:list>
          </draw:text-box>
        </draw:frame>
        <draw:custom-shape draw:style-name="gr7" draw:text-style-name="P2" draw:layer="layout" svg:width="3cm" svg:height="2.873cm" svg:x="8.482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999cm" svg:height="2.873cm" svg:x="14.695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814cm" svg:height="1.4cm" svg:x="6.936cm" svg:y="9.605cm">
          <text:p/>
          <draw:enhanced-geometry svg:viewBox="0 0 373 288" draw:type="non-primitive" draw:enhanced-path="M 273 288 C 154 207 36 126 18 79 0 32 105 0 164 6 223 12 338 97 373 115 N"/>
        </draw:custom-shape>
        <draw:custom-shape draw:style-name="gr10" draw:text-style-name="P2" draw:layer="layout" svg:width="1.935cm" svg:height="1.307cm" svg:x="7.121cm" svg:y="11.978cm">
          <text:p/>
          <draw:enhanced-geometry svg:viewBox="0 0 398 269" draw:type="non-primitive" draw:enhanced-path="M 398 136 C 325 187 252 239 189 254 126 269 34 253 17 227 0 201 44 138 89 100 134 62 211 31 289 0 N"/>
        </draw:custom-shape>
        <draw:custom-shape draw:style-name="gr11" draw:text-style-name="P2" draw:layer="layout" svg:width="2.207cm" svg:height="1.449cm" svg:x="17.1cm" svg:y="11.889cm">
          <text:p/>
          <draw:enhanced-geometry svg:viewBox="0 0 454 298" draw:type="non-primitive" draw:enhanced-path="M 0 127 C 56 168 112 210 182 236 252 262 382 298 418 281 454 264 442 183 400 136 358 89 260 44 163 0 N"/>
        </draw:custom-shape>
        <draw:custom-shape draw:style-name="gr12" draw:text-style-name="P2" draw:layer="layout" svg:width="1.838cm" svg:height="1.326cm" svg:x="17.276cm" svg:y="9.367cm">
          <text:p/>
          <draw:enhanced-geometry svg:viewBox="0 0 378 273" draw:type="non-primitive" draw:enhanced-path="M 91 273 C 182 224 274 176 318 137 362 98 378 58 355 37 332 16 241 0 182 9 123 18 30 77 0 91 N"/>
        </draw:custom-shape>
        <draw:custom-shape draw:style-name="gr13" draw:text-style-name="P2" draw:layer="layout" svg:width="5.007cm" svg:height="0.773cm" svg:x="10.854cm" svg:y="12.507cm">
          <text:p/>
          <draw:enhanced-geometry svg:viewBox="0 0 1030 159" draw:type="non-primitive" draw:enhanced-path="M 1030 64 C 885 106 741 149 585 154 429 159 188 117 94 91 0 65 10 32 21 0 N"/>
        </draw:custom-shape>
        <draw:custom-shape draw:style-name="gr14" draw:text-style-name="P2" draw:layer="layout" svg:width="5.412cm" svg:height="0.792cm" svg:x="10.445cm" svg:y="9.153cm">
          <text:p/>
          <draw:enhanced-geometry svg:viewBox="0 0 1113 163" draw:mirror-horizontal="false" draw:mirror-vertical="false" draw:type="non-primitive" draw:enhanced-path="M 23 117 C 11 75 0 34 151 17 302 0 776 3 932 17 1088 31 1061 75 1087 99 1113 123 1100 143 1087 163 N"/>
        </draw:custom-shape>
        <draw:line draw:style-name="gr15" draw:text-style-name="P3" draw:layer="layout" svg:x1="1.147cm" svg:y1="9.192cm" svg:x2="6.362cm" svg:y2="9.192cm">
          <text:p/>
        </draw:line>
        <draw:line draw:style-name="gr15" draw:text-style-name="P3" draw:layer="layout" svg:x1="1.258cm" svg:y1="13.985cm" svg:x2="6.474cm" svg:y2="13.985cm">
          <text:p/>
        </draw:line>
        <draw:line draw:style-name="gr15" draw:text-style-name="P3" draw:layer="layout" svg:x1="10.631cm" svg:y1="15.273cm" svg:x2="15.847cm" svg:y2="15.273cm">
          <text:p/>
        </draw:line>
        <draw:line draw:style-name="gr15" draw:text-style-name="P3" draw:layer="layout" svg:x1="10.15cm" svg:y1="6.255cm" svg:x2="15.365cm" svg:y2="6.255cm">
          <text:p/>
        </draw:line>
        <draw:line draw:style-name="gr15" draw:text-style-name="P3" draw:layer="layout" svg:x1="19.731cm" svg:y1="8.861cm" svg:x2="24.947cm" svg:y2="8.861cm">
          <text:p/>
        </draw:line>
        <draw:line draw:style-name="gr15" draw:text-style-name="P3" draw:layer="layout" svg:x1="19.862cm" svg:y1="13.503cm" svg:x2="25.078cm" svg:y2="13.503cm">
          <text:p/>
        </draw:line>
        <draw:custom-shape draw:style-name="gr16" draw:text-style-name="P6" draw:layer="layout" svg:width="5.468cm" svg:height="1.778cm" svg:x="1.103cm" svg:y="7.514cm">
          <text:list text:style-name="L2">
            <text:list-header>
              <text:p text:style-name="P1"><text:span text:style-name="T2">rdt_rcv(rcvpkt)</text:span></text:p>
              <text:p text:style-name="P1"><text:span text:style-name="T2">&amp;&amp; corrupt(rcvpk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5.253cm" svg:height="1.033cm" svg:x="1.04cm" svg:y="9.245cm">
          <text:list text:style-name="L3">
            <text:list-header>
              <text:p text:style-name="P1"><text:span text:style-name="T3">udt_send(ACK[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5.253cm" svg:height="1.033cm" svg:x="1.327cm" svg:y="14cm">
          <text:list text:style-name="L3">
            <text:list-header>
              <text:p text:style-name="P1"><text:span text:style-name="T3">udt_send(ACK[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6" draw:layer="layout" svg:width="5.537cm" svg:height="2.523cm" svg:x="10.655cm" svg:y="15.234cm">
          <text:list text:style-name="L3">
            <text:list-header>
              <text:p text:style-name="P1"><text:span text:style-name="T3">Extract(rcvpkt,data)</text:span></text:p>
              <text:p text:style-name="P1"><text:span text:style-name="T3">deliver_data(data)</text:span></text:p>
              <text:p text:style-name="P1"><text:span text:style-name="T3">udt_send(ACK[1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6" draw:layer="layout" svg:width="5.253cm" svg:height="1.033cm" svg:x="19.935cm" svg:y="9.09cm">
          <text:list text:style-name="L3">
            <text:list-header>
              <text:p text:style-name="P1"><text:span text:style-name="T3">udt_send(ACK[0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draw:layer="layout" svg:width="5.253cm" svg:height="1.033cm" svg:x="20.023cm" svg:y="13.689cm">
          <text:list text:style-name="L3">
            <text:list-header>
              <text:p text:style-name="P1"><text:span text:style-name="T3">udt_send(ACK[0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6" draw:layer="layout" svg:width="5.537cm" svg:height="2.523cm" svg:x="10.33cm" svg:y="6.328cm">
          <text:list text:style-name="L3">
            <text:list-header>
              <text:p text:style-name="P1"><text:span text:style-name="T3">Extract(rcvpkt,data)</text:span></text:p>
              <text:p text:style-name="P1"><text:span text:style-name="T3">deliver_data(data)</text:span></text:p>
              <text:p text:style-name="P1"><text:span text:style-name="T3">udt_send(ACK[0]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6" draw:layer="layout" svg:width="5.468cm" svg:height="1.778cm" svg:x="19.861cm" svg:y="7.009cm">
          <text:list text:style-name="L2">
            <text:list-header>
              <text:p text:style-name="P1"><text:span text:style-name="T2">rdt_rcv(rcvpkt)</text:span></text:p>
              <text:p text:style-name="P1"><text:span text:style-name="T2">&amp;&amp; corrupt(rcvpk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6.266cm" svg:height="2.523cm" svg:x="20.057cm" svg:y="11.228cm">
          <text:list text:style-name="L2">
            <text:list-header>
              <text:p text:style-name="P1"><text:span text:style-name="T2">rdt_rcv(rcvpkt)</text:span></text:p>
              <text:p text:style-name="P1"><text:span text:style-name="T2">&amp;&amp; notcorrupt(rcvpkt)</text:span></text:p>
              <text:p text:style-name="P1"><text:span text:style-name="T2">&amp;&amp; has_seq0(rcvpk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8" draw:layer="layout" svg:width="3.055cm" svg:height="1.033cm" svg:x="8.471cm" svg:y="10.782cm">
          <text:list text:style-name="L4">
            <text:list-header>
              <text:p text:style-name="P7"><text:span text:style-name="T4">Wait for 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3.055cm" svg:height="1.033cm" svg:x="14.872cm" svg:y="10.704cm">
          <text:list text:style-name="L4">
            <text:list-header>
              <text:p text:style-name="P7"><text:span text:style-name="T4">Wait for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393cm" svg:height="10.478cm" svg:x="3.598cm" svg:y="2.094cm" draw:page-number="3" presentation:class="page"/>
          <draw:frame presentation:style-name="pr2" draw:text-style-name="P4" draw:layer="layout" svg:width="15.833cm" svg:height="12.574cm" svg:x="2.87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1" draw:display-name="Linienspitzen 11" svg:viewBox="0 0 237 237" svg:d="M119 0l118 237h-237z"/>
    <draw:marker draw:name="Linienspitzen_20_12" draw:display-name="Linienspitzen 12" svg:viewBox="0 0 237 237" svg:d="M119 0l118 237h-237z"/>
    <draw:marker draw:name="Linienspitzen_20_13" draw:display-name="Linienspitzen 13" svg:viewBox="0 0 237 237" svg:d="M119 0l118 237h-237z"/>
    <draw:marker draw:name="Linienspitzen_20_14" draw:display-name="Linienspitzen 14" svg:viewBox="0 0 237 237" svg:d="M119 0l118 237h-237z"/>
    <draw:marker draw:name="Linienspitzen_20_15" draw:display-name="Linienspitzen 15" svg:viewBox="0 0 237 237" svg:d="M119 0l118 237h-237z"/>
    <draw:marker draw:name="Linienspitzen_20_16" draw:display-name="Linienspitzen 16" svg:viewBox="0 0 237 237" svg:d="M119 0l118 237h-23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5-12-17T08:53:53.597441636</meta:creation-date>
    <dc:date>2015-12-17T10:21:02.187544250</dc:date>
    <dc:creator>martin </dc:creator>
    <meta:editing-duration>PT20M31S</meta:editing-duration>
    <meta:editing-cycles>5</meta:editing-cycles>
    <meta:generator>LibreOffice/4.2.8.2$Linux_X86_64 LibreOffice_project/420m0$Build-2</meta:generator>
    <meta:document-statistic meta:object-count="6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" VL:creator="martin " dc:date-time="2015-12-17T10:00:29"/>
</VL:version-list>
</file>